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72in"/>
    </style:style>
    <style:style style:name="co3" style:family="table-column">
      <style:table-column-properties fo:break-before="auto" style:column-width="1.3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<text:s/>weight </text:p>
          </table:table-cell>
          <table:table-cell office:value-type="string">
            <text:p><text:s text:c="5"/>name <text:s text:c="5"/></text:p>
          </table:table-cell>
          <table:table-cell office:value-type="string">
            <text:p><text:s text:c="2"/>type <text:s/></text:p>
          </table:table-cell>
          <table:table-cell office:value-type="string">
            <text:p><text:s/>accuracy </text:p>
          </table:table-cell>
          <table:table-cell office:value-type="string">
            <text:p><text:s/>damage </text:p>
          </table:table-cell>
          <table:table-cell office:value-type="string">
            <text:p><text:s/>capacity </text:p>
          </table:table-cell>
          <table:table-cell office:value-type="string">
            <text:p><text:s/>consumable </text:p>
          </table:table-cell>
          <table:table-cell office:value-type="string">
            <text:p><text:s/>damagetype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ergy pistol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string">
            <text:p>energ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nergy rifle 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erg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ergy pack </text:p>
          </table:table-cell>
          <table:table-cell office:value-type="string">
            <text:p>ammo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echette pistol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echette shotgun</text:p>
          </table:table-cell>
          <table:table-cell office:value-type="string">
            <text:p>weapon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echette cartridge</text:p>
          </table:table-cell>
          <table:table-cell office:value-type="string">
            <text:p>ammo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e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tchblade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ord</text:p>
          </table:table-cell>
          <table:table-cell office:value-type="string">
            <text:p>weapon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al shield</text:p>
          </table:table-cell>
          <table:table-cell office:value-type="string">
            <text:p>armo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iot armor</text:p>
          </table:table-cell>
          <table:table-cell office:value-type="string">
            <text:p>armo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dka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iced Rum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ll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hiskey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ach Schnapps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hite lightning</text:p>
          </table:table-cell>
          <table:table-cell office:value-type="string">
            <text:p>booz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A</text:p>
          </table:table-cell>
          <table:table-cell office:value-type="string">
            <text:p>tool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E</text:p>
          </table:table-cell>
          <table:table-cell office:value-type="string">
            <text:p>food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siccated meat</text:p>
          </table:table-cell>
          <table:table-cell office:value-type="string">
            <text:p>food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siccated vegetables</text:p>
          </table:table-cell>
          <table:table-cell office:value-type="string">
            <text:p>food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ned goods</text:p>
          </table:table-cell>
          <table:table-cell office:value-type="string">
            <text:p>food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ch cutter</text:p>
          </table:table-cell>
          <table:table-cell office:value-type="string">
            <text:p>too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s cartridge</text:p>
          </table:table-cell>
          <table:table-cell office:value-type="string">
            <text:p>ammo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physic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11/04/2009</text:date>, <text:time>17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2:17:35</meta:creation-date>
    <dc:date>2009-11-04T17:30:41</dc:date>
    <meta:editing-duration>PT01H04M25S</meta:editing-duration>
    <meta:editing-cycles>2</meta:editing-cycles>
    <meta:generator>OpenOffice.org/3.0$Linux OpenOffice.org_project/300m15$Build-9379</meta:gener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